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df5dd" officeooo:paragraph-rsid="000df5dd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df5dd" officeooo:paragraph-rsid="000df5dd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fa153" officeooo:paragraph-rsid="000fa153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fcb11" officeooo:paragraph-rsid="000fcb11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TS – Testování a dynamická analýza</text:p>
      <text:p text:style-name="P1">2019/2020</text:p>
      <text:p text:style-name="P1"/>
      <text:p text:style-name="P1">Report</text:p>
      <text:p text:style-name="P1"/>
      <text:p text:style-name="P3">Jméno a příjmení: Daniel Štěpánek</text:p>
      <text:p text:style-name="P3">Login: xstepa61</text:p>
      <text:p text:style-name="P1"/>
      <text:p text:style-name="P2">Testy popsané v testovacím plánu</text:p>
      <text:p text:style-name="P2">1. Soubor: add_user.feature</text:p>
      <text:p text:style-name="P2"><text:s text:c="4"/>Název: Add user with the same nick to another user group</text:p>
      <text:p text:style-name="P2"><text:tab/>When click 'add new' button</text:p>
      <text:p text:style-name="P2"><text:s text:c="4"/><text:tab/>And fill all required columns correctly</text:p>
      <text:p text:style-name="P2"><text:s text:c="4"/><text:tab/>And set nick as already used nick in another user group</text:p>
      <text:p text:style-name="P2"><text:s text:c="4"/><text:tab/>And save changes</text:p>
      <text:p text:style-name="P2"><text:s text:c="9"/>* Then user is added</text:p>
      <text:p text:style-name="P2"><text:s text:c="9"/>* And user is shown in table of users</text:p>
      <text:p text:style-name="P2"/>
      <text:p text:style-name="P2">Změny testů použité při implementaci</text:p>
      <text:p text:style-name="P2">1. Soubor: add_user.feature</text:p>
      <text:p text:style-name="P2"><text:s text:c="4"/>Název: Add user with the same nick to another user group</text:p>
      <text:p text:style-name="P2"><text:tab/>When click 'add new' button</text:p>
      <text:p text:style-name="P2"><text:s text:c="4"/><text:tab/>And fill all required columns correctly</text:p>
      <text:p text:style-name="P2"><text:s text:c="4"/><text:tab/>And set nick as already used nick in another user group</text:p>
      <text:p text:style-name="P2"><text:s text:c="4"/><text:tab/>And save changes</text:p>
      <text:p text:style-name="P2"><text:s text:c="9"/>* Then user is not added</text:p>
      <text:p text:style-name="P2"><text:s text:c="9"/>* And the page is not changed</text:p>
      <text:p text:style-name="P2"/>
      <text:p text:style-name="P2"/>
      <text:p text:style-name="P4">Neimplementované testy</text:p>
      <text:p text:style-name="P4">1. Soubor: edit_user.feature</text:p>
      <text:p text:style-name="P4"><text:s text:c="4"/>Název: Change user group</text:p>
      <text:p text:style-name="P4"/>
      <text:p text:style-name="P4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6T17:54:58.651956121</meta:creation-date>
    <dc:date>2020-05-06T19:10:41.773367380</dc:date>
    <meta:editing-duration>PT6M7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27" meta:word-count="138" meta:character-count="872" meta:non-whitespace-character-count="677"/>
  </office:meta>
</office:document-meta>
</file>